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4F0000013B783753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051cm" svg:y="23.052cm" svg:width="4.969cm" svg:height="2.671cm" draw:z-index="0"><draw:image xlink:href="Pictures/100002000000024F0000013B783753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Kornev</meta:initial-creator>
    <meta:creation-date>2013-02-21T14:40:51</meta:creation-date>
    <dc:date>2013-02-21T14:56:37</dc:date>
    <dc:creator>Vladimir Kornev</dc:creator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